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428000002508BDA462FB096E94C.png" manifest:media-type="image/png"/>
  <manifest:file-entry manifest:full-path="Object 1/Pictures/1000000000000111000000A085ADB6CFC2840929.png" manifest:media-type="image/png"/>
  <manifest:file-entry manifest:full-path="Object 1/Pictures/1000000100000C08000004F363989BAC5E1CB4EE.png" manifest:media-type="image/png"/>
  <manifest:file-entry manifest:full-path="Object 1/Pictures/1000000100000C08000004F4D4F9DD2AF3D02261.png" manifest:media-type="image/png"/>
  <manifest:file-entry manifest:full-path="Object 1/Pictures/1000000000000428000002501B13ED7020AE1C55.png" manifest:media-type="image/png"/>
  <manifest:file-entry manifest:full-path="Object 1/Pictures/1000000000000200000002001F673D806C17C97F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428000002508BDA462FB096E94C.png" manifest:media-type="image/png"/>
  <manifest:file-entry manifest:full-path="Object 2/Pictures/1000000000000111000000A085ADB6CFC2840929.png" manifest:media-type="image/png"/>
  <manifest:file-entry manifest:full-path="Object 2/Pictures/1000000100000C08000004F363989BAC5E1CB4EE.png" manifest:media-type="image/png"/>
  <manifest:file-entry manifest:full-path="Object 2/Pictures/1000000100000C08000004F4D4F9DD2AF3D02261.png" manifest:media-type="image/png"/>
  <manifest:file-entry manifest:full-path="Object 2/Pictures/1000000000000428000002501B13ED7020AE1C55.png" manifest:media-type="image/png"/>
  <manifest:file-entry manifest:full-path="Object 2/Pictures/1000000000000200000002001F673D806C17C97F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x11data" table:style-name="ta1">
        <table:shapes>
          <draw:frame draw:z-index="0" draw:style-name="gr1" draw:text-style-name="P1" svg:width="8.8185in" svg:height="4.7059in" svg:x="4.7827in" svg:y="0.4705in">
            <draw:object draw:notify-on-update-of-ranges="dx11data.A2:dx11data.A5 dx11data.B1:dx11data.B1 dx11data.B2:dx11data.B5 dx11data.C1:dx11data.C1 dx11data.C2:dx11data.C5 dx11data.D1:dx11data.D1 dx11data.D2:dx11data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8185in" svg:height="4.7059in" svg:x="4.789in" svg:y="5.365in">
            <draw:object draw:notify-on-update-of-ranges="dx11data.A2:dx11data.A5 dx11data.B1:dx11data.B1 dx11data.B2:dx11data.B5 dx11data.C1:dx11data.C1 dx11data.C2:dx11data.C5 dx11data.D1:dx11data.D1 dx11data.D2:dx11data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PIS</text:p>
          </table:table-cell>
          <table:table-cell office:value-type="string" calcext:value-type="string">
            <text:p>Arbrook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BGFX</text:p>
          </table:table-cell>
        </table:table-row>
        <table:table-row table:style-name="ro1">
          <table:table-cell office:value-type="string" calcext:value-type="string">
            <text:p>DrawArrays</text:p>
          </table:table-cell>
          <table:table-cell office:value-type="float" office:value="1.9455831" calcext:value-type="float">
            <text:p>1.9455831</text:p>
          </table:table-cell>
          <table:table-cell office:value-type="float" office:value="1.822884" calcext:value-type="float">
            <text:p>1.822884</text:p>
          </table:table-cell>
          <table:table-cell office:value-type="float" office:value="2.1470902" calcext:value-type="float">
            <text:p>2.1470902</text:p>
          </table:table-cell>
        </table:table-row>
        <table:table-row table:style-name="ro1">
          <table:table-cell office:value-type="string" calcext:value-type="string">
            <text:p>DrawArraysInstanced</text:p>
          </table:table-cell>
          <table:table-cell office:value-type="float" office:value="0.03685288" calcext:value-type="float">
            <text:p>0.03685288</text:p>
          </table:table-cell>
          <table:table-cell office:value-type="float" office:value="0.03659688" calcext:value-type="float">
            <text:p>0.03659688</text:p>
          </table:table-cell>
          <table:table-cell office:value-type="float" office:value="0.22628893" calcext:value-type="float">
            <text:p>0.22628893</text:p>
          </table:table-cell>
        </table:table-row>
        <table:table-row table:style-name="ro1">
          <table:table-cell office:value-type="string" calcext:value-type="string">
            <text:p>DrawIndexed</text:p>
          </table:table-cell>
          <table:table-cell office:value-type="float" office:value="2.4556162" calcext:value-type="float">
            <text:p>2.4556162</text:p>
          </table:table-cell>
          <table:table-cell office:value-type="float" office:value="1.8672221" calcext:value-type="float">
            <text:p>1.8672221</text:p>
          </table:table-cell>
          <table:table-cell office:value-type="float" office:value="2.0966165" calcext:value-type="float">
            <text:p>2.0966165</text:p>
          </table:table-cell>
        </table:table-row>
        <table:table-row table:style-name="ro1">
          <table:table-cell office:value-type="string" calcext:value-type="string">
            <text:p>DrawIndexedInstanced</text:p>
          </table:table-cell>
          <table:table-cell office:value-type="float" office:value="0.037633963" calcext:value-type="float">
            <text:p>0.037633963</text:p>
          </table:table-cell>
          <table:table-cell office:value-type="float" office:value="0.036458883" calcext:value-type="float">
            <text:p>0.036458883</text:p>
          </table:table-cell>
          <table:table-cell office:value-type="float" office:value="0.24620606" calcext:value-type="float">
            <text:p>0.246206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time-style style:name="N122">
      <number:seconds number:style="long" number:decimal-places="3"/>
    </number:time-style>
    <number:number-style style:name="N10000" number:language="en" number:country="US">
      <number:number number:min-integer-digits="1"/>
    </number:number-style>
    <number:currency-style style:name="N10022P0" style:volatile="true" number:language="en" number:country="US" number:automatic-order="true">
      <number:currency-symbol/>
      <number:number number:decimal-places="0" number:min-decimal-places="0" number:min-integer-digits="1" number:grouping="true"/>
    </number:currency-style>
    <number:currency-style style:name="N10022" number:language="en" number:country="US" number:automatic-order="true">
      <style:text-properties fo:color="#ff0000"/>
      <number:text>-</number:text>
      <number:currency-symbol/>
      <number:number number:decimal-places="0" number:min-decimal-places="0" number:min-integer-digits="1" number:grouping="true"/>
      <style:map style:condition="value()&gt;=0" style:apply-style-name="N100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3" number:min-decimal-places="3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022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6-19">00/00/0000</text:date></text:span><text:span text:style-name="MT1">, </text:span><text:span text:style-name="MT1"><text:time style:data-style-name="N2" text:time-value="21:03:48.981000000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9T21:07:08.704000000</dc:date>
    <meta:editing-duration>PT12M9S</meta:editing-duration>
    <meta:editing-cycles>4</meta:editing-cycles>
    <meta:generator>LibreOffice/7.3.0.3$Windows_X86_64 LibreOffice_project/0f246aa12d0eee4a0f7adcefbf7c878fc2238db3</meta:generator>
    <meta:document-statistic meta:table-count="1" meta:cell-count="2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dash" draw:stroke-dash="Dash" draw:fill="bitmap" draw:fill-color="#000000" draw:fill-image-name="ChartBitmap_20_12" draw:fill-image-width="100%" draw:fill-image-height="100%" style:repeat="no-repeat" draw:fill-image-ref-point="center"/>
    </style:style>
    <style:style style:name="ch2" style:family="chart">
      <style:chart-properties style:rotation-angle="0"/>
      <style:text-properties fo:color="#ffffff" fo:font-family="'Comic Mono'" style:font-style-name="Bold" style:font-pitch="fixed"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family="'Comic Mono'" style:font-style-name="Bold" style:font-pitch="fixed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color="#ffffff" fo:font-family="'Comic Mono'" style:font-style-name="Bold" style:font-pitch="fixed" fo:font-size="13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family="'Comic Mono'" style:font-style-name="Bold" style:font-pitch="fixed"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0.25" chart:gap-width="110" chart:overlap="-20" chart:reverse-direction="false" text:line-break="false" loext:try-staggering-first="false" chart:link-data-style-to-source="true" chart:axis-position="1"/>
      <style:graphic-properties svg:stroke-color="#b3b3b3"/>
      <style:text-properties fo:color="#ffffff" fo:font-family="'Comic Mono'" style:font-style-name="Bold" style:font-pitch="fixed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family="'Comic Mono'" style:font-style-name="Bold" style:font-pitch="fixed"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9c67ef"/>
      <style:text-properties fo:color="#ffffff" fo:font-family="'Comic Mono'" style:font-style-name="Bold" style:font-pitch="fixed"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d93d66"/>
      <style:text-properties fo:color="#ffffff" fo:font-family="'Comic Mono'" style:font-style-name="Bold" style:font-pitch="fixed" fo:font-size="10pt" style:font-size-asian="10pt" style:font-size-complex="10pt"/>
    </style:style>
    <style:style style:name="ch12" style:family="chart" style:data-style-name="N12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5c16e"/>
      <style:text-properties fo:color="#ffffff" fo:font-family="'Comic Mono'" style:font-style-name="Bold" style:font-pitch="fixed" fo:font-size="10pt" style:font-size-asian="10pt" style:font-size-complex="10pt"/>
    </style:style>
    <style:style style:name="ch13" style:family="chart">
      <style:graphic-properties draw:stroke="solid" svg:stroke-width="0.025cm" draw:fill="none" draw:fill-color="#072866" draw:fill-image-width="100%" draw:fill-image-height="10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cm" svg:height="11.954cm" xlink:href=".." xlink:type="simple" chart:class="chart:bar" chart:style-name="ch1">
        <chart:title svg:x="2.729cm" svg:y="0.312cm" chart:style-name="ch2">
          <text:p>DrawCall Performance Comparison</text:p>
        </chart:title>
        <chart:legend chart:legend-position="end" svg:x="20.118cm" svg:y="5.1cm" style:legend-expansion="high" chart:style-name="ch3"/>
        <chart:plot-area chart:style-name="ch4" table:cell-range-address="dx11data.A1:dx11data.D5" chart:data-source-has-labels="both" svg:x="1.751cm" svg:y="1.832cm" svg:width="17.919cm" svg:height="8.61cm">
          <chart:coordinate-region svg:x="2.743cm" svg:y="2.018cm" svg:width="16.66cm" svg:height="7.671cm"/>
          <chart:axis chart:dimension="x" chart:name="primary-x" chart:style-name="ch5" chartooo:axis-type="auto">
            <chartooo:date-scale/>
            <chart:title svg:x="9.298cm" svg:y="10.681cm" chart:style-name="ch6">
              <text:p>Draw Calls</text:p>
            </chart:title>
            <chart:categories table:cell-range-address="dx11data.A2:dx11data.A5"/>
          </chart:axis>
          <chart:axis chart:dimension="y" chart:name="primary-y" chart:style-name="ch7">
            <chart:title svg:x="0.451cm" svg:y="8.872cm" chart:style-name="ch8">
              <text:p>Time in milliseconds</text:p>
            </chart:title>
            <chart:grid chart:style-name="ch9" chart:class="major"/>
          </chart:axis>
          <chart:series chart:style-name="ch10" chart:values-cell-range-address="dx11data.B2:dx11data.B5" chart:label-cell-address="dx11data.B1:dx11data.B1" chart:class="chart:bar">
            <chart:data-point chart:repeated="4"/>
          </chart:series>
          <chart:series chart:style-name="ch11" chart:values-cell-range-address="dx11data.C2:dx11data.C5" chart:label-cell-address="dx11data.C1:dx11data.C1" chart:class="chart:bar">
            <chart:data-point chart:repeated="4"/>
          </chart:series>
          <chart:series chart:style-name="ch12" chart:values-cell-range-address="dx11data.D2:dx11data.D5" chart:label-cell-address="dx11data.D1:dx11data.D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brook</text:p>
                <draw:g>
                  <svg:desc>dx11data.B1:dx11data.B1</svg:desc>
                </draw:g>
              </table:table-cell>
              <table:table-cell office:value-type="string">
                <text:p>Native</text:p>
                <draw:g>
                  <svg:desc>dx11data.C1:dx11data.C1</svg:desc>
                </draw:g>
              </table:table-cell>
              <table:table-cell office:value-type="string">
                <text:p>BGFX</text:p>
                <draw:g>
                  <svg:desc>dx11data.D1:dx11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wArrays</text:p>
                <draw:g>
                  <svg:desc>dx11data.A2:dx11data.A5</svg:desc>
                </draw:g>
              </table:table-cell>
              <table:table-cell office:value-type="float" office:value="1.9455831">
                <text:p>1.9455831</text:p>
                <draw:g>
                  <svg:desc>dx11data.B2:dx11data.B5</svg:desc>
                </draw:g>
              </table:table-cell>
              <table:table-cell office:value-type="float" office:value="1.822884">
                <text:p>1.822884</text:p>
                <draw:g>
                  <svg:desc>dx11data.C2:dx11data.C5</svg:desc>
                </draw:g>
              </table:table-cell>
              <table:table-cell office:value-type="float" office:value="2.1470902">
                <text:p>2.1470902</text:p>
                <draw:g>
                  <svg:desc>dx11data.D2:dx11data.D5</svg:desc>
                </draw:g>
              </table:table-cell>
            </table:table-row>
            <table:table-row>
              <table:table-cell office:value-type="string">
                <text:p>DrawArraysInstanced</text:p>
              </table:table-cell>
              <table:table-cell office:value-type="float" office:value="0.03685288">
                <text:p>0.03685288</text:p>
              </table:table-cell>
              <table:table-cell office:value-type="float" office:value="0.03659688">
                <text:p>0.03659688</text:p>
              </table:table-cell>
              <table:table-cell office:value-type="float" office:value="0.22628893">
                <text:p>0.22628893</text:p>
              </table:table-cell>
            </table:table-row>
            <table:table-row>
              <table:table-cell office:value-type="string">
                <text:p>DrawIndexed</text:p>
              </table:table-cell>
              <table:table-cell office:value-type="float" office:value="2.4556162">
                <text:p>2.4556162</text:p>
              </table:table-cell>
              <table:table-cell office:value-type="float" office:value="1.8672221">
                <text:p>1.8672221</text:p>
              </table:table-cell>
              <table:table-cell office:value-type="float" office:value="2.0966165">
                <text:p>2.0966165</text:p>
              </table:table-cell>
            </table:table-row>
            <table:table-row>
              <table:table-cell office:value-type="string">
                <text:p>DrawIndexedInstanced</text:p>
              </table:table-cell>
              <table:table-cell office:value-type="float" office:value="0.037633963">
                <text:p>0.037633963</text:p>
              </table:table-cell>
              <table:table-cell office:value-type="float" office:value="0.036458883">
                <text:p>0.036458883</text:p>
              </table:table-cell>
              <table:table-cell office:value-type="float" office:value="0.24620606">
                <text:p>0.24620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100000C08000004F363989BAC5E1CB4EE.png" xlink:type="simple" xlink:show="embed" xlink:actuate="onLoad"/>
    <draw:fill-image draw:name="ChartBitmap_20_10" draw:display-name="ChartBitmap 10" xlink:href="Pictures/1000000100000C08000004F4D4F9DD2AF3D02261.png" xlink:type="simple" xlink:show="embed" xlink:actuate="onLoad"/>
    <draw:fill-image draw:name="ChartBitmap_20_11" draw:display-name="ChartBitmap 11" xlink:href="Pictures/1000000100000C08000004F363989BAC5E1CB4EE.png" xlink:type="simple" xlink:show="embed" xlink:actuate="onLoad"/>
    <draw:fill-image draw:name="ChartBitmap_20_12" draw:display-name="ChartBitmap 12" xlink:href="Pictures/1000000000000428000002501B13ED7020AE1C55.png" xlink:type="simple" xlink:show="embed" xlink:actuate="onLoad"/>
    <draw:fill-image draw:name="ChartBitmap_20_2" draw:display-name="ChartBitmap 2" xlink:href="Pictures/1000000100000C08000004F4D4F9DD2AF3D02261.png" xlink:type="simple" xlink:show="embed" xlink:actuate="onLoad"/>
    <draw:fill-image draw:name="ChartBitmap_20_3" draw:display-name="ChartBitmap 3" xlink:href="Pictures/1000000100000C08000004F4D4F9DD2AF3D02261.png" xlink:type="simple" xlink:show="embed" xlink:actuate="onLoad"/>
    <draw:fill-image draw:name="ChartBitmap_20_4" draw:display-name="ChartBitmap 4" xlink:href="Pictures/1000000000000111000000A085ADB6CFC2840929.png" xlink:type="simple" xlink:show="embed" xlink:actuate="onLoad"/>
    <draw:fill-image draw:name="ChartBitmap_20_5" draw:display-name="ChartBitmap 5" xlink:href="Pictures/1000000000000200000002001F673D806C17C97F.png" xlink:type="simple" xlink:show="embed" xlink:actuate="onLoad"/>
    <draw:fill-image draw:name="ChartBitmap_20_6" draw:display-name="ChartBitmap 6" xlink:href="Pictures/1000000000000111000000A085ADB6CFC2840929.png" xlink:type="simple" xlink:show="embed" xlink:actuate="onLoad"/>
    <draw:fill-image draw:name="ChartBitmap_20_7" draw:display-name="ChartBitmap 7" xlink:href="Pictures/1000000000000111000000A085ADB6CFC2840929.png" xlink:type="simple" xlink:show="embed" xlink:actuate="onLoad"/>
    <draw:fill-image draw:name="ChartBitmap_20_8" draw:display-name="ChartBitmap 8" xlink:href="Pictures/1000000000000428000002508BDA462FB096E94C.png" xlink:type="simple" xlink:show="embed" xlink:actuate="onLoad"/>
    <draw:fill-image draw:name="ChartBitmap_20_9" draw:display-name="ChartBitmap 9" xlink:href="Pictures/1000000000000428000002508BDA462FB096E94C.png" xlink:type="simple" xlink:show="embed" xlink:actuate="onLoad"/>
    <draw:stroke-dash draw:name="Dash" draw:style="rect" draw:dots1="1" draw:dots1-length="3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dash" draw:stroke-dash="Dash" draw:fill="bitmap" draw:fill-color="#000000" draw:fill-image-name="ChartBitmap_20_12" draw:fill-image-width="100%" draw:fill-image-height="100%" style:repeat="no-repeat"/>
    </style:style>
    <style:style style:name="ch2" style:family="chart">
      <style:chart-properties style:rotation-angle="0"/>
      <style:text-properties fo:color="#ffffff" fo:font-family="'Comic Mono'" style:font-style-name="Bold" style:font-pitch="fixed"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family="'Comic Mono'" style:font-style-name="Bold" style:font-pitch="fixed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color="#ffffff" fo:font-family="'Comic Mono'" style:font-style-name="Bold" style:font-pitch="fixed" fo:font-size="13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family="'Comic Mono'" style:font-style-name="Bold" style:font-pitch="fixed" fo:font-size="14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0.25" chart:gap-width="110" chart:overlap="-20" chart:reverse-direction="false" text:line-break="false" loext:try-staggering-first="false" chart:link-data-style-to-source="true" chart:axis-position="1"/>
      <style:graphic-properties svg:stroke-color="#b3b3b3"/>
      <style:text-properties fo:color="#ffffff" fo:font-family="'Comic Mono'" style:font-style-name="Bold" style:font-pitch="fixed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family="'Comic Mono'" style:font-style-name="Bold" style:font-pitch="fixed"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9c67ef"/>
      <style:text-properties fo:color="#ffffff" fo:font-family="'Comic Mono'" style:font-style-name="Bold" style:font-pitch="fixed"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d93d66"/>
      <style:text-properties fo:color="#ffffff" fo:font-family="'Comic Mono'" style:font-style-name="Bold" style:font-pitch="fixed" fo:font-size="10pt" style:font-size-asian="10pt" style:font-size-complex="10pt"/>
    </style:style>
    <style:style style:name="ch12" style:family="chart" style:data-style-name="N12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5c16e"/>
      <style:text-properties fo:color="#ffffff" fo:font-family="'Comic Mono'" style:font-style-name="Bold" style:font-pitch="fixed" fo:font-size="10pt" style:font-size-asian="10pt" style:font-size-complex="10pt"/>
    </style:style>
    <style:style style:name="ch13" style:family="chart">
      <style:graphic-properties draw:stroke="solid" svg:stroke-width="0.025cm" draw:fill="none" draw:fill-color="#072866" draw:fill-image-width="100%" draw:fill-image-height="10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cm" svg:height="11.954cm" xlink:href=".." xlink:type="simple" chart:class="chart:bar" chart:style-name="ch1">
        <chart:title svg:x="2.729cm" svg:y="0.312cm" chart:style-name="ch2">
          <text:p>DrawCall Performance Comparison</text:p>
        </chart:title>
        <chart:legend chart:legend-position="end" svg:x="20.118cm" svg:y="5.1cm" style:legend-expansion="high" chart:style-name="ch3"/>
        <chart:plot-area chart:style-name="ch4" table:cell-range-address="dx11data.A1:dx11data.D5" chart:data-source-has-labels="both" svg:x="1.751cm" svg:y="1.832cm" svg:width="17.919cm" svg:height="8.61cm">
          <chart:coordinate-region svg:x="2.743cm" svg:y="2.018cm" svg:width="16.66cm" svg:height="7.671cm"/>
          <chart:axis chart:dimension="x" chart:name="primary-x" chart:style-name="ch5" chartooo:axis-type="auto">
            <chartooo:date-scale/>
            <chart:title svg:x="9.298cm" svg:y="10.681cm" chart:style-name="ch6">
              <text:p>Draw Calls</text:p>
            </chart:title>
            <chart:categories table:cell-range-address="dx11data.A2:dx11data.A5"/>
          </chart:axis>
          <chart:axis chart:dimension="y" chart:name="primary-y" chart:style-name="ch7">
            <chart:title svg:x="0.451cm" svg:y="8.872cm" chart:style-name="ch8">
              <text:p>Time in milliseconds</text:p>
            </chart:title>
            <chart:grid chart:style-name="ch9" chart:class="major"/>
          </chart:axis>
          <chart:series chart:style-name="ch10" chart:values-cell-range-address="dx11data.B2:dx11data.B5" chart:label-cell-address="dx11data.B1:dx11data.B1" chart:class="chart:bar">
            <chart:data-point chart:repeated="4"/>
          </chart:series>
          <chart:series chart:style-name="ch11" chart:values-cell-range-address="dx11data.C2:dx11data.C5" chart:label-cell-address="dx11data.C1:dx11data.C1" chart:class="chart:bar">
            <chart:data-point chart:repeated="4"/>
          </chart:series>
          <chart:series chart:style-name="ch12" chart:values-cell-range-address="dx11data.D2:dx11data.D5" chart:label-cell-address="dx11data.D1:dx11data.D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brook</text:p>
                <draw:g>
                  <svg:desc>dx11data.B1:dx11data.B1</svg:desc>
                </draw:g>
              </table:table-cell>
              <table:table-cell office:value-type="string">
                <text:p>Native</text:p>
                <draw:g>
                  <svg:desc>dx11data.C1:dx11data.C1</svg:desc>
                </draw:g>
              </table:table-cell>
              <table:table-cell office:value-type="string">
                <text:p>BGFX</text:p>
                <draw:g>
                  <svg:desc>dx11data.D1:dx11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wArrays</text:p>
                <draw:g>
                  <svg:desc>dx11data.A2:dx11data.A5</svg:desc>
                </draw:g>
              </table:table-cell>
              <table:table-cell office:value-type="float" office:value="1.9455831">
                <text:p>1.9455831</text:p>
                <draw:g>
                  <svg:desc>dx11data.B2:dx11data.B5</svg:desc>
                </draw:g>
              </table:table-cell>
              <table:table-cell office:value-type="float" office:value="1.822884">
                <text:p>1.822884</text:p>
                <draw:g>
                  <svg:desc>dx11data.C2:dx11data.C5</svg:desc>
                </draw:g>
              </table:table-cell>
              <table:table-cell office:value-type="float" office:value="2.1470902">
                <text:p>2.1470902</text:p>
                <draw:g>
                  <svg:desc>dx11data.D2:dx11data.D5</svg:desc>
                </draw:g>
              </table:table-cell>
            </table:table-row>
            <table:table-row>
              <table:table-cell office:value-type="string">
                <text:p>DrawArraysInstanced</text:p>
              </table:table-cell>
              <table:table-cell office:value-type="float" office:value="0.03685288">
                <text:p>0.03685288</text:p>
              </table:table-cell>
              <table:table-cell office:value-type="float" office:value="0.03659688">
                <text:p>0.03659688</text:p>
              </table:table-cell>
              <table:table-cell office:value-type="float" office:value="0.22628893">
                <text:p>0.22628893</text:p>
              </table:table-cell>
            </table:table-row>
            <table:table-row>
              <table:table-cell office:value-type="string">
                <text:p>DrawIndexed</text:p>
              </table:table-cell>
              <table:table-cell office:value-type="float" office:value="2.4556162">
                <text:p>2.4556162</text:p>
              </table:table-cell>
              <table:table-cell office:value-type="float" office:value="1.8672221">
                <text:p>1.8672221</text:p>
              </table:table-cell>
              <table:table-cell office:value-type="float" office:value="2.0966165">
                <text:p>2.0966165</text:p>
              </table:table-cell>
            </table:table-row>
            <table:table-row>
              <table:table-cell office:value-type="string">
                <text:p>DrawIndexedInstanced</text:p>
              </table:table-cell>
              <table:table-cell office:value-type="float" office:value="0.037633963">
                <text:p>0.037633963</text:p>
              </table:table-cell>
              <table:table-cell office:value-type="float" office:value="0.036458883">
                <text:p>0.036458883</text:p>
              </table:table-cell>
              <table:table-cell office:value-type="float" office:value="0.24620606">
                <text:p>0.24620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fill-image draw:name="ChartBitmap_20_1" draw:display-name="ChartBitmap 1" xlink:href="Pictures/1000000100000C08000004F363989BAC5E1CB4EE.png" xlink:type="simple" xlink:show="embed" xlink:actuate="onLoad"/>
    <draw:fill-image draw:name="ChartBitmap_20_10" draw:display-name="ChartBitmap 10" xlink:href="Pictures/1000000100000C08000004F4D4F9DD2AF3D02261.png" xlink:type="simple" xlink:show="embed" xlink:actuate="onLoad"/>
    <draw:fill-image draw:name="ChartBitmap_20_11" draw:display-name="ChartBitmap 11" xlink:href="Pictures/1000000100000C08000004F363989BAC5E1CB4EE.png" xlink:type="simple" xlink:show="embed" xlink:actuate="onLoad"/>
    <draw:fill-image draw:name="ChartBitmap_20_12" draw:display-name="ChartBitmap 12" xlink:href="Pictures/1000000000000428000002501B13ED7020AE1C55.png" xlink:type="simple" xlink:show="embed" xlink:actuate="onLoad"/>
    <draw:fill-image draw:name="ChartBitmap_20_2" draw:display-name="ChartBitmap 2" xlink:href="Pictures/1000000100000C08000004F4D4F9DD2AF3D02261.png" xlink:type="simple" xlink:show="embed" xlink:actuate="onLoad"/>
    <draw:fill-image draw:name="ChartBitmap_20_3" draw:display-name="ChartBitmap 3" xlink:href="Pictures/1000000100000C08000004F4D4F9DD2AF3D02261.png" xlink:type="simple" xlink:show="embed" xlink:actuate="onLoad"/>
    <draw:fill-image draw:name="ChartBitmap_20_4" draw:display-name="ChartBitmap 4" xlink:href="Pictures/1000000000000111000000A085ADB6CFC2840929.png" xlink:type="simple" xlink:show="embed" xlink:actuate="onLoad"/>
    <draw:fill-image draw:name="ChartBitmap_20_5" draw:display-name="ChartBitmap 5" xlink:href="Pictures/1000000000000200000002001F673D806C17C97F.png" xlink:type="simple" xlink:show="embed" xlink:actuate="onLoad"/>
    <draw:fill-image draw:name="ChartBitmap_20_6" draw:display-name="ChartBitmap 6" xlink:href="Pictures/1000000000000111000000A085ADB6CFC2840929.png" xlink:type="simple" xlink:show="embed" xlink:actuate="onLoad"/>
    <draw:fill-image draw:name="ChartBitmap_20_7" draw:display-name="ChartBitmap 7" xlink:href="Pictures/1000000000000111000000A085ADB6CFC2840929.png" xlink:type="simple" xlink:show="embed" xlink:actuate="onLoad"/>
    <draw:fill-image draw:name="ChartBitmap_20_8" draw:display-name="ChartBitmap 8" xlink:href="Pictures/1000000000000428000002508BDA462FB096E94C.png" xlink:type="simple" xlink:show="embed" xlink:actuate="onLoad"/>
    <draw:fill-image draw:name="ChartBitmap_20_9" draw:display-name="ChartBitmap 9" xlink:href="Pictures/1000000000000428000002508BDA462FB096E94C.png" xlink:type="simple" xlink:show="embed" xlink:actuate="onLoad"/>
    <draw:stroke-dash draw:name="Dash" draw:style="rect" draw:dots1="1" draw:dots1-length="300%" draw:distance="100%"/>
  </office:styles>
</office:document-styles>
</file>